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Cambria" svg:font-family="Cambria"/>
    <style:font-face style:name="Courier" svg:font-family="Courier"/>
    <style:font-face style:name="FreeSans" svg:font-family="FreeSans, sans-serif"/>
    <style:font-face style:name="Lucida Grande" svg:font-family="'Lucida Grande'"/>
    <style:font-face style:name="Monaco" svg:font-family="Monaco"/>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1pt"/>
    </style:style>
    <style:style style:name="P2" style:family="paragraph" style:parent-style-name="Standard">
      <style:text-properties style:font-name="Times" fo:font-size="11pt" fo:font-weight="bold"/>
    </style:style>
    <style:style style:name="P3" style:family="paragraph" style:parent-style-name="Standard">
      <style:paragraph-properties fo:text-align="center" style:justify-single-word="false"/>
      <style:text-properties style:font-name="Times" fo:font-size="11pt" fo:font-weight="bold"/>
    </style:style>
    <style:style style:name="P4" style:family="paragraph" style:parent-style-name="Standard">
      <style:text-properties style:font-name="Lucida Grande" fo:font-size="11pt"/>
    </style:style>
    <style:style style:name="P5" style:family="paragraph" style:parent-style-name="Standard">
      <style:text-properties style:font-name="Cambria" fo:font-size="11pt"/>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1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2"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3"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15" style:family="paragraph" style:parent-style-name="Standard">
      <style:paragraph-properties fo:margin-left="1.251cm" fo:margin-right="0cm" fo:text-indent="0cm" style:auto-text-indent="false"/>
      <style:text-properties style:font-name="Times" fo:font-size="11pt"/>
    </style:style>
    <style:style style:name="P16" style:family="paragraph" style:parent-style-name="Standard">
      <style:paragraph-properties fo:margin-left="1.251cm" fo:margin-right="0cm" fo:text-indent="0cm" style:auto-text-indent="false"/>
      <style:text-properties style:font-name="Times" fo:font-size="10pt"/>
    </style:style>
    <style:style style:name="P17" style:family="paragraph" style:parent-style-name="Standard">
      <style:paragraph-properties fo:margin-left="2.501cm" fo:margin-right="0cm" fo:text-indent="0cm" style:auto-text-indent="false"/>
      <style:text-properties style:font-name="Times" fo:font-size="11pt"/>
    </style:style>
    <style:style style:name="P18" style:family="paragraph" style:parent-style-name="Standard">
      <style:paragraph-properties fo:margin-left="1.905cm" fo:margin-right="0cm" fo:text-indent="0cm" style:auto-text-indent="false"/>
      <style:text-properties style:font-name="Cambria" fo:font-size="11pt"/>
    </style:style>
    <style:style style:name="P19" style:family="paragraph" style:parent-style-name="Standard">
      <style:paragraph-properties fo:margin-left="1.905cm" fo:margin-right="0cm" fo:text-indent="0cm" style:auto-text-indent="false"/>
      <style:text-properties style:font-name="Arial" fo:font-size="7.5pt"/>
    </style:style>
    <style:style style:name="P20" style:family="paragraph" style:parent-style-name="Standard">
      <style:paragraph-properties fo:margin-left="0.635cm" fo:margin-right="0cm" fo:text-indent="0cm" style:auto-text-indent="false"/>
      <style:text-properties style:font-name="Cambria" fo:font-size="11pt"/>
    </style:style>
    <style:style style:name="P21" style:family="paragraph" style:parent-style-name="Standard">
      <style:paragraph-properties fo:margin-left="0.635cm" fo:margin-right="0cm" fo:text-indent="0cm" style:auto-text-indent="false"/>
      <style:text-properties fo:color="#0000ff" style:font-name="Cambria" fo:font-size="11pt"/>
    </style:style>
    <style:style style:name="P22"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23" style:family="paragraph" style:parent-style-name="Standard">
      <style:paragraph-properties fo:margin-left="0cm" fo:margin-right="0cm" fo:text-indent="0.635cm" style:auto-text-indent="false"/>
      <style:text-properties style:font-name="Times" fo:font-size="10pt"/>
    </style:style>
    <style:style style:name="P24"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25" style:family="paragraph" style:parent-style-name="Standard">
      <style:paragraph-properties fo:margin-left="0.085cm" fo:margin-right="0cm" style:line-height-at-least="0.48cm" fo:text-align="justify" style:justify-single-word="false" fo:text-indent="0cm" style:auto-text-indent="false"/>
      <style:text-properties style:font-name="Arial" fo:font-size="8pt"/>
    </style:style>
    <style:style style:name="P26" style:family="paragraph" style:parent-style-name="Standard">
      <style:paragraph-properties fo:margin-left="3.752cm" fo:margin-right="0cm" fo:text-indent="0cm" style:auto-text-indent="false"/>
      <style:text-properties style:font-name="Times" fo:font-size="11pt"/>
    </style:style>
    <style:style style:name="P27" style:family="paragraph" style:parent-style-name="Text_20_body">
      <style:text-properties fo:font-variant="normal" fo:text-transform="none" fo:color="#222222" style:font-name="FreeSans" fo:font-size="11pt" fo:letter-spacing="normal" fo:font-style="normal" fo:font-weight="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normal" fo:font-weight="normal"/>
    </style:style>
    <style:style style:name="P30"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italic" fo:font-weight="normal"/>
    </style:style>
    <style:style style:name="P31" style:family="paragraph" style:parent-style-name="Text_20_body">
      <style:paragraph-properties fo:margin-left="0cm" fo:margin-right="0cm" fo:margin-top="0cm" fo:margin-bottom="0cm" fo:text-indent="0cm" style:auto-text-indent="false"/>
    </style:style>
    <style:style style:name="P32" style:family="paragraph" style:parent-style-name="Text_20_body">
      <style:paragraph-properties fo:margin-left="0cm" fo:margin-right="0cm" fo:margin-top="0cm" fo:margin-bottom="0cm" fo:text-indent="0cm" style:auto-text-indent="false"/>
      <style:text-properties fo:font-variant="normal" fo:text-transform="none" fo:color="#500050" style:font-name="FreeSans" fo:font-size="11pt" fo:letter-spacing="normal" fo:font-style="normal" fo:font-weight="bold"/>
    </style:style>
    <style:style style:name="P33" style:family="paragraph" style:parent-style-name="Text_20_body">
      <style:paragraph-properties fo:margin-left="0cm" fo:margin-right="0cm" fo:margin-top="0cm" fo:margin-bottom="0cm" fo:text-indent="0cm" style:auto-text-indent="false"/>
      <style:text-properties fo:font-variant="normal" fo:text-transform="none" fo:color="#500050" style:font-name="FreeSans" fo:font-size="11pt" fo:letter-spacing="normal" fo:font-style="normal" fo:font-weight="normal"/>
    </style:style>
    <style:style style:name="P34" style:family="paragraph" style:parent-style-name="Text_20_body">
      <style:paragraph-properties fo:margin-left="2.499cm" fo:margin-right="0cm" fo:margin-top="0cm" fo:margin-bottom="0cm" fo:text-indent="0cm" style:auto-text-indent="false"/>
    </style:style>
    <style:style style:name="P35" style:family="paragraph" style:parent-style-name="Standard">
      <style:paragraph-properties fo:margin-left="1.251cm" fo:margin-right="0cm" fo:text-indent="0cm" style:auto-text-indent="false"/>
      <style:text-properties style:font-name="Times" fo:font-size="11pt"/>
    </style:style>
    <style:style style:name="P36" style:family="paragraph" style:parent-style-name="Standard" style:list-style-name="L1">
      <style:paragraph-properties fo:margin-left="1.251cm" fo:margin-right="0cm" fo:text-indent="0cm" style:auto-text-indent="false"/>
      <style:text-properties style:font-name="Times" fo:font-size="11pt"/>
    </style:style>
    <style:style style:name="P37" style:family="paragraph" style:parent-style-name="Standard">
      <style:paragraph-properties fo:margin-left="2.501cm" fo:margin-right="0cm" fo:text-indent="0cm" style:auto-text-indent="false"/>
      <style:text-properties style:font-name="Times" fo:font-size="11pt"/>
    </style:style>
    <style:style style:name="P38" style:family="paragraph" style:parent-style-name="Standard">
      <style:paragraph-properties fo:margin-left="0cm" fo:margin-right="0cm" fo:text-indent="1.27cm" style:auto-text-indent="false"/>
    </style:style>
    <style:style style:name="P39" style:family="paragraph" style:parent-style-name="Standard">
      <style:paragraph-properties fo:margin-left="0cm" fo:margin-right="0cm" fo:text-indent="0cm" style:auto-text-indent="false"/>
      <style:text-properties style:font-name="Times" fo:font-size="11pt"/>
    </style:style>
    <style:style style:name="P40" style:family="paragraph" style:parent-style-name="Standard" style:list-style-name="L1">
      <style:paragraph-properties fo:margin-left="0cm" fo:margin-right="0cm" fo:text-indent="0cm" style:auto-text-indent="false"/>
      <style:text-properties style:font-name="Times" fo:font-size="11pt"/>
    </style:style>
    <style:style style:name="P41"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normal" fo:font-weight="normal"/>
    </style:style>
    <style:style style:name="P42"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normal" fo:font-weight="bold"/>
    </style:style>
    <style:style style:name="P43" style:family="paragraph" style:parent-style-name="Text_20_body">
      <style:paragraph-properties fo:margin-left="0cm" fo:margin-right="0cm" fo:text-indent="0cm" style:auto-text-indent="false"/>
      <style:text-properties fo:font-variant="normal" fo:text-transform="none" fo:color="#222222" style:font-name="FreeSans" fo:font-size="11pt" fo:letter-spacing="normal" fo:font-style="italic" fo:font-weight="normal"/>
    </style:style>
    <style:style style:name="P44" style:family="paragraph" style:parent-style-name="Text_20_body">
      <style:paragraph-properties fo:margin-left="0cm" fo:margin-right="0cm" fo:margin-top="0cm" fo:margin-bottom="0cm" fo:text-indent="0cm" style:auto-text-indent="false"/>
      <style:text-properties fo:font-variant="normal" fo:text-transform="none" fo:color="#500050" style:font-name="FreeSans" fo:font-size="9pt" fo:letter-spacing="normal" fo:font-style="normal" fo:font-weight="normal"/>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fo:color="#666600"/>
    </style:style>
    <style:style style:name="T5" style:family="text">
      <style:text-properties fo:color="#006666"/>
    </style:style>
    <style:style style:name="T6" style:family="text">
      <style:text-properties fo:color="#000088"/>
    </style:style>
    <style:style style:name="T7" style:family="text">
      <style:text-properties fo:color="#9966cc" fo:font-weight="bold"/>
    </style:style>
    <style:style style:name="T8" style:family="text">
      <style:text-properties fo:color="#006600" fo:font-weight="bold"/>
    </style:style>
    <style:style style:name="T9" style:family="text">
      <style:text-properties fo:color="#110000"/>
    </style:style>
    <style:style style:name="T10" style:family="text">
      <style:text-properties fo:color="#cc0066" fo:font-weight="bold"/>
    </style:style>
    <style:style style:name="T11" style:family="text">
      <style:text-properties fo:color="#9900cc"/>
    </style:style>
    <style:style style:name="T12" style:family="text">
      <style:text-properties fo:color="#996600"/>
    </style:style>
    <style:style style:name="T13" style:family="text">
      <style:text-properties fo:color="#000000"/>
    </style:style>
    <style:style style:name="T14" style:family="text">
      <style:text-properties style:text-underline-style="solid" style:text-underline-width="auto" style:text-underline-color="#0000ff"/>
    </style:style>
    <style:style style:name="T15" style:family="text">
      <style:text-properties fo:color="#313131"/>
    </style:style>
    <style:style style:name="T16" style:family="text">
      <style:text-properties fo:color="#7f0055"/>
    </style:style>
    <style:style style:name="T17" style:family="text">
      <style:text-properties fo:font-variant="normal" fo:text-transform="none" fo:color="#222222" style:font-name="FreeSans" fo:font-size="11pt" fo:letter-spacing="normal" fo:font-style="normal" fo:font-weight="normal"/>
    </style:style>
    <style:style style:name="T18" style:family="text">
      <style:text-properties fo:font-variant="normal" fo:text-transform="none" fo:color="#222222" style:font-name="FreeSans" fo:font-size="11pt" fo:letter-spacing="normal" fo:font-style="normal" fo:font-weight="bold"/>
    </style:style>
    <style:style style:name="T19" style:family="text">
      <style:text-properties fo:font-variant="normal" fo:text-transform="none" fo:color="#1155cc" style:font-name="FreeSans" fo:font-size="11pt" fo:letter-spacing="normal" fo:font-style="normal" fo:font-weight="normal"/>
    </style:style>
    <style:style style:name="T20" style:family="text">
      <style:text-properties fo:font-variant="normal" fo:text-transform="none" fo:color="#1155cc" style:font-name="FreeSans" fo:font-size="11pt" fo:letter-spacing="normal" fo:font-style="normal" style:text-underline-style="solid" style:text-underline-width="auto" style:text-underline-color="font-color" fo:font-weight="normal"/>
    </style:style>
    <style:style style:name="T21" style:family="text">
      <style:text-properties fo:font-variant="normal" fo:text-transform="none" fo:color="#1155cc" style:font-name="FreeSans" fo:font-size="9pt" fo:letter-spacing="normal" fo:font-style="italic" style:text-underline-style="solid" style:text-underline-width="auto" style:text-underline-color="font-color" fo:font-weight="normal"/>
    </style:style>
    <style:style style:name="T22" style:family="text">
      <style:text-properties fo:font-variant="normal" fo:text-transform="none" fo:color="#000000" style:font-name="Arial1" fo:font-size="9pt" fo:letter-spacing="normal" fo:font-style="normal" fo:font-weight="normal"/>
    </style:style>
    <style:style style:name="T23" style:family="text">
      <style:text-properties fo:font-variant="normal" fo:text-transform="none" fo:color="#000000" style:font-name="Arial1" fo:font-size="9pt" fo:letter-spacing="normal" fo:font-style="italic" fo:font-weight="normal"/>
    </style:style>
    <style:style style:name="T24" style:family="text">
      <style:text-properties fo:font-variant="normal" fo:text-transform="none" fo:color="#000000" style:font-name="FreeSans" fo:font-size="11pt" fo:letter-spacing="normal" fo:font-style="normal" style:text-underline-style="solid" style:text-underline-width="auto" style:text-underline-color="font-color" fo:font-weight="normal"/>
    </style:style>
    <style:style style:name="T25" style:family="text">
      <style:text-properties fo:font-variant="normal" fo:text-transform="none" fo:color="#500050" style:font-name="FreeSans" fo:font-size="9pt" fo:letter-spacing="normal" fo:font-style="normal" fo:font-weight="normal"/>
    </style:style>
    <style:style style:name="T26" style:family="text">
      <style:text-properties fo:font-variant="normal" fo:text-transform="none" fo:color="#500050" style:font-name="FreeSans" fo:font-size="9pt" fo:letter-spacing="normal" fo:font-style="italic" fo:font-weight="normal"/>
    </style:style>
    <style:style style:name="T27" style:family="text">
      <style:text-properties fo:font-variant="normal" fo:text-transform="none" fo:color="#500050" style:font-name="FreeSans" fo:font-size="11pt" fo:letter-spacing="normal" fo:font-style="normal" fo:font-weight="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15">•<text:tab/>First come, first served! <text:s text:c="2"/></text:p>
      <text:p text:style-name="P15">•<text:tab/>Fork the final project on GitHub, clone to your directory, and control it with git</text:p>
      <text:p text:style-name="P15">(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15">•<text:tab/>Note that although you can expect some help from your teammates during collaboration, your INITIAL answer should reflect that you are the main person responsible for these answers.</text:p>
      <text:p text:style-name="P15">•<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15">•<text:tab/>Record this meeting in a Hangout. List the link in both Pivotal Tracker and GitHub.</text:p>
      <text:p text:style-name="P15">•<text:tab/>Update/reword your answers as necessary and merge them to GitHub.</text:p>
      <text:p text:style-name="P15">•<text:tab/>List the collaborators for each question in both pivotal tracker and your exam doc.</text:p>
      <text:p text:style-name="P15">•<text:tab/>When all of the answers are complete and updated, press DELIVER on Pivotal Tracker, and make sure you've pushed to and made them available on GitHub for review.</text:p>
      <text:p text:style-name="P15">•<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15">•<text:tab/>Your best opportunity for this will be at the scheduled final on Wednesday, May 13 from 3:15-5:15PM.</text:p>
      <text:p text:style-name="P15">•<text:tab/>The BU Deal$ team will review the Democratic Initiative team answers and vice versa.</text:p>
      <text:p text:style-name="P15">•<text:tab/>The BU Bus App team will review the NoticeIt! team answers and vice versa.</text:p>
      <text:p text:style-name="P15">•<text:tab/>Answers to be reviewed must have been made available on GitHub as per #3 above.</text:p>
      <text:p text:style-name="P15">•<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15">•<text:tab/>Press ACCEPT on Pivotal Tracker after review has been written up and pushed to GitHub.</text:p>
      <text:p text:style-name="P15">•<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15">•<text:tab/>You must give a clear reason for doing so, you must clearly mark your changes, and your modifications must serve a real purpose that makes a genuine and significant contribution to the answer (i.e., does not serve as mere window-dressing on your part). </text:p>
      <text:p text:style-name="P15">•<text:tab/>You must also note your refactoring of the question on a Pivotal Tracker Activity entry. <text:s/></text:p>
      <text:p text:style-name="P15">•<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4"> </text:p>
      <text:p text:style-name="P1"/>
      <text:p text:style-name="P2">Grading</text:p>
      <text:p text:style-name="P1">1.<text:tab/>Each question will be graded on a 100 point scale, then the scores for all questions will be averaged:</text:p>
      <text:p text:style-name="P15">o<text:tab/>Twenty points for spelling, grammar, format and general structure.</text:p>
      <text:p text:style-name="P15">o<text:tab/>Twenty points for correctness and precision.</text:p>
      <text:p text:style-name="P15">o<text:tab/>Twenty points for completeness.</text:p>
      <text:p text:style-name="P15"><text:soft-page-break/>o<text:tab/>Twenty points for clarity.</text:p>
      <text:p text:style-name="P15">o<text:tab/>Twenty points for overall quality: <text:s/>your writing style should be persuasive and capture the interest of the reader, any accompanying drawings or illustrations should be properly rendered.</text:p>
      <text:p text:style-name="P15">o<text:tab/>Submit thoughtful and carefully reasoned answers, NOT canned, generic responses gleaned from google or Wikipedia!</text:p>
      <text:p text:style-name="P1">2.<text:tab/>Each student will be graded on a 100+ point scale</text:p>
      <text:p text:style-name="P15">o<text:tab/>40 points for answering two questions <text:s/>(20% of each question's score).</text:p>
      <text:p text:style-name="P15">o<text:tab/>10 points for answering last question (if complete, answer doesn't matter).</text:p>
      <text:p text:style-name="P15">o<text:tab/>20 points for significant collaborative contributions to teammates – include link to Hangout (weighted average of the score for each question on which you collaborate).</text:p>
      <text:p text:style-name="P15">o<text:tab/>20 points for substantial review of other team's answers – include link to Hangout <text:s/>(weighted average of the score for each question reviewed).</text:p>
      <text:p text:style-name="P15">o<text:tab/>5 points for proper management of and communication on Pivotal Tracker</text:p>
      <text:p text:style-name="P15">o<text:tab/>5 points for proper interactions with GitHub</text:p>
      <text:p text:style-name="P15">o<text:tab/>-1 point for EACH significant defect identified and updated during review of team's answers (i.e., your questions and those on which you collaborated).</text:p>
      <text:p text:style-name="P15">o<text:tab/>+2.5 points for any significant refactors you can perform on someone else's question (step 5 above)</text:p>
      <text:p text:style-name="P15">o<text:tab/>-2.5 points for any significant refactors performed on YOUR question (step 5 above)</text:p>
      <text:p text:style-name="P1">3.<text:tab/>Your final grade will be the average of the Class Performance grade (#1) and your individual contribution grade (#2)</text:p>
      <text:p text:style-name="P4"> </text:p>
      <text:p text:style-name="P1"/>
      <text:p text:style-name="P1"><text:span text:style-name="T1">Answer Template</text:span> (Insert after <text:span text:style-name="T2">each</text:span> question BEFORE answering):</text:p>
      <text:p text:style-name="P1"/>
      <text:p text:style-name="P1">ANS. &lt;Question #&gt;: <text:s/></text:p>
      <text:p text:style-name="P15">Pivotal Tracker URL: <text:s/>&lt;Pivotal Tracer URL&gt;</text:p>
      <text:p text:style-name="P15">Owner Name: <text:s/>&lt;Owner Name&gt;</text:p>
      <text:p text:style-name="P15">Initial Answer:</text:p>
      <text:p text:style-name="P17">&lt;Initial Answer&gt;</text:p>
      <text:p text:style-name="P17">&lt;References&gt;</text:p>
      <text:p text:style-name="P17"/>
      <text:p text:style-name="P15">Collaborators: <text:s/>&lt;Collaborator names&gt;</text:p>
      <text:p text:style-name="P15">Collaborator URL: <text:s/>&lt;Hangout on Air URL&gt;</text:p>
      <text:p text:style-name="P15">Collaborator Comments:</text:p>
      <text:p text:style-name="P17">&lt;Comment, Name&gt;<text:line-break/>&lt;Comment, Name&gt; <text:s/>&lt;etc.&gt;</text:p>
      <text:p text:style-name="P15">Updated Answer:</text:p>
      <text:p text:style-name="P17">&lt;Updated Answer&gt;</text:p>
      <text:p text:style-name="P17">&lt;Additional References&gt;</text:p>
      <text:p text:style-name="P17"/>
      <text:p text:style-name="P15">Reviewer: <text:s/>&lt;Reviewer Names&gt;</text:p>
      <text:p text:style-name="P15">Review URL: <text:s/>&lt;Hangout on Air URL&gt;</text:p>
      <text:p text:style-name="P15">Reviewer Comments:</text:p>
      <text:p text:style-name="P17">&lt;Comment, Name&gt;</text:p>
      <text:p text:style-name="P17">&lt;Comment, Name&gt; <text:s/>&lt;etc.&gt;</text:p>
      <text:p text:style-name="P15">Updated Answer:</text:p>
      <text:p text:style-name="P17">&lt;Updated Answer&gt;</text:p>
      <text:p text:style-name="P17">&lt;Additional References&gt;</text:p>
      <text:p text:style-name="P17"/>
      <text:p text:style-name="P15">Refactors:</text:p>
      <text:p text:style-name="P17">&lt;Comment, Name&gt;</text:p>
      <text:p text:style-name="P17">&lt;Updated Answer&gt;</text:p>
      <text:p text:style-name="P17"><text:soft-page-break/>&lt;Additional References&gt;</text:p>
      <text:p text:style-name="P17"/>
      <text:p text:style-name="P17">&lt;Comment, Name&gt;</text:p>
      <text:p text:style-name="P17">&lt;Updated Answer&gt;</text:p>
      <text:p text:style-name="P17">&lt;Additional References&gt; &lt;for each refactor&gt;</text:p>
      <text:p text:style-name="P17"/>
      <text:p text:style-name="P17"/>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15">a.<text:tab/>Describe what happened.</text:p>
      <text:p text:style-name="P15">b.<text:tab/>Describe the causes leading up to a.</text:p>
      <text:p text:style-name="P15">c.<text:tab/>Describe how a. could have been prevented.</text:p>
      <text:p text:style-name="P15">d.<text:tab/>Discuss which ACM/IEEE Code of Ethics and Professional Practice principles were violated in each of the above projects.</text:p>
      <text:p text:style-name="P15">e.<text:tab/>How can we ensure that developers, managers and clients adhere to these principles, and that violators are disciplined?</text:p>
      <text:p text:style-name="P15">f.<text:tab/>Does following the Agile process model make it more or less likely that violations of the above principles will occur?</text:p>
      <text:p text:style-name="P1">2.<text:tab/>Answer the following:</text:p>
      <text:p text:style-name="P15">a.<text:tab/>What is Software Engineering? <text:s/></text:p>
      <text:p text:style-name="P15">b.<text:tab/>Describe when, where and how it came into being.</text:p>
      <text:p text:style-name="P15">c.<text:tab/>Discuss its evolution with respect to the various process models discussed in class (i.e., what new idea or strategy did each introduce).</text:p>
      <text:p text:style-name="P15">d.<text:tab/>Compare and contrast it to Computer Science in general.</text:p>
      <text:p text:style-name="P1">3.<text:tab/>Answer the following questions with respect to Software Engineering process models (illustrate as necessary):</text:p>
      <text:p text:style-name="P15">a.<text:tab/>Describe, compare and contrast the Waterfall and the V process models.</text:p>
      <text:p text:style-name="P15">b.<text:tab/>Describe, compare and contrast the two kinds of Prototype process models.</text:p>
      <text:p text:style-name="P15">c.<text:tab/>Describe, compare and contrast the Phased Incremental and Phased Iterative process models.</text:p>
      <text:p text:style-name="P15">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15">a.<text:tab/>What are the major features of the process model (Describe its phases, etc.)?</text:p>
      <text:p text:style-name="P15">b.<text:tab/>When would you recommend using this process model and why?</text:p>
      <text:p text:style-name="P15">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15">a.<text:tab/>Initial</text:p>
      <text:p text:style-name="P15">b.<text:tab/>Repeatable</text:p>
      <text:p text:style-name="P15">c.<text:tab/>Defined</text:p>
      <text:p text:style-name="P15">d.<text:tab/>Managed</text:p>
      <text:p text:style-name="P15">e.<text:tab/>Optimizing</text:p>
      <text:p text:style-name="P1">6.<text:tab/>Kent Beck, one of the original signers of the Agile Manifesto, is the founder of Extreme <text:soft-page-break/>Programming, one of the most widely practiced 'flavors' of Agile process development.</text:p>
      <text:p text:style-name="P15">a.<text:tab/>Why is it called 'Extreme' programming? <text:s/></text:p>
      <text:p text:style-name="P15">b.<text:tab/>How does it relate to the best practices of Plan and Document (i.e., 'traditional') Software Engineering?</text:p>
      <text:p text:style-name="P15">c.<text:tab/>Describe the (current) thirteen practices of Extreme Programming.</text:p>
      <text:p text:style-name="P15">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15">a.<text:tab/>Describe the typical lifecycle of a fictitious user story from Start to Acceptance. <text:s/></text:p>
      <text:p text:style-name="P15">b.<text:tab/>Explain the meaning of each entry and describe its usage (including estimation, requestor, owner, activity, etc.). <text:s/></text:p>
      <text:p text:style-name="P15">c.<text:tab/>Discuss its role in project communication.</text:p>
      <text:p text:style-name="P1">9.<text:tab/>Answer the following with respect to Google Hangouts On Air </text:p>
      <text:p text:style-name="P15">a.<text:tab/>Explain how to get started with Google Hangouts On Air.</text:p>
      <text:p text:style-name="P15">b.<text:tab/>Explain how to set up a Google Hangout online meeting. <text:s/></text:p>
      <text:p text:style-name="P15">c.<text:tab/>Discuss common audio problems (such as background noise, echo and squealing) when doing a Hangout On Air and what can be done to alleviate them.</text:p>
      <text:p text:style-name="P15">d.<text:tab/>What, if anything, can you do if you want to join a hangout but the maximum number of people have already joined?</text:p>
      <text:p text:style-name="P15"/>
      <text:p text:style-name="P1"/>
      <text:p text:style-name="P27">ANS. &lt;Question 9&gt;:</text:p>
      <text:p text:style-name="P28"><text:span text:style-name="T17">Pivotal Tracker URL: </text:span><text:a xlink:type="simple" xlink:href="https://www.pivotaltracker.com/story/show/94021086" office:target-frame-name="_blank" xlink:show="new"><text:span text:style-name="T19">https://www.pivotaltracker.com/story/show/94021086</text:span></text:a></text:p>
      <text:p text:style-name="P29">Owner Name: Chris Maltzan</text:p>
      <text:p text:style-name="P29">Initial Answer:</text:p>
      <text:p text:style-name="P42">PART A</text:p>
      <text:p text:style-name="P2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2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28"><text:span text:style-name="T17">On occasion, you may find that you can not get your mic or speakers to send or receive audio in </text:span><text:soft-page-break/><text:span text:style-name="T17">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2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2">PART B</text:p>
      <text:p text:style-name="P28"><text:span text:style-name="T17">To create a Google Hangout On Air, one must first visit</text:span><text:a xlink:type="simple" xlink:href="https://plus.google.com/hangouts/onair" office:target-frame-name="_blank" xlink:show="new"><text:span text:style-name="T19">https://plus.google.com/hangouts/onair</text:span></text:a><text:span text:style-name="T1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2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2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2">PART C</text:p>
      <text:p text:style-name="P29"><text:soft-page-break/>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2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2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2">PART D</text:p>
      <text:p text:style-name="P2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29">References:</text:p>
      <text:p text:style-name="P31"><text:span text:style-name="T25">Google (2015) </text:span><text:span text:style-name="T26">Start a Hangout,</text:span><text:span text:style-name="T27"> </text:span><text:span text:style-name="T25">Available at:</text:span><text:a xlink:type="simple" xlink:href="https://support.google.com/hangouts/answer/3115553?hl=en" office:target-frame-name="_blank" xlink:show="new"><text:span text:style-name="T21">https://support.google.com/hangouts/answer/3115553?hl=en</text:span></text:a><text:span text:style-name="T25">(Accessed: 5/10/2015).</text:span></text:p>
      <text:p text:style-name="P31"><text:span text:style-name="T25">Google (2015) </text:span><text:span text:style-name="T26">Get started with Hangouts,</text:span><text:span text:style-name="T27"> </text:span><text:span text:style-name="T25">Available at:</text:span><text:a xlink:type="simple" xlink:href="https://support.google.com/hangouts/answer/2944865?hl=en" office:target-frame-name="_blank" xlink:show="new"><text:span text:style-name="T21">https://support.google.com/hangouts/answer/2944865?hl=en</text:span></text:a><text:span text:style-name="T25">(Accessed: 5/10/2015).</text:span></text:p>
      <text:p text:style-name="P31"><text:span text:style-name="T25">Google (2015) </text:span><text:span text:style-name="T26">The bandwidth setting,</text:span><text:span text:style-name="T27"> </text:span><text:span text:style-name="T25">Available at:</text:span><text:a xlink:type="simple" xlink:href="https://support.google.com/hangouts/answer/2979333?hl=en" office:target-frame-name="_blank" xlink:show="new"><text:span text:style-name="T21">https://support.google.com/hangouts/answer/2979333?hl=en</text:span></text:a><text:span text:style-name="T25">(Accessed: 5/10/2015).</text:span></text:p>
      <text:p text:style-name="P31"><text:span text:style-name="T25">Google (2015) </text:span><text:span text:style-name="T26">Troubleshoot audio/video issues with video calls,</text:span><text:span text:style-name="T25">Available at:</text:span><text:a xlink:type="simple" xlink:href="https://support.google.com/hangouts/answer/1355579?hl=en"><text:span text:style-name="T21">https://support.google.com/hangouts/answer/1355579?hl=en</text:span></text:a><text:span text:style-name="T20"> </text:span><text:span text:style-name="T25">(Accessed: 5/10/2015).</text:span></text:p>
      <text:p text:style-name="P44"/>
      <text:p text:style-name="P29">Collaborators: &lt;Collaborator names&gt;</text:p>
      <text:p text:style-name="P29">Collaborator URL: &lt;Hangout on Air URL&gt;</text:p>
      <text:p text:style-name="P29">Collaborator Comments:</text:p>
      <text:p text:style-name="P29">&lt;Comment, Name&gt;<text:line-break/>&lt;Comment, Name&gt; &lt;etc.&gt;</text:p>
      <text:p text:style-name="P29">Updated Answer:</text:p>
      <text:p text:style-name="P29">&lt;Updated Answer&gt;</text:p>
      <text:p text:style-name="P29"><text:soft-page-break/>&lt;Additional References&gt;</text:p>
      <text:p text:style-name="P28"/>
      <text:p text:style-name="P29">Reviewer: &lt;Reviewer Names&gt;</text:p>
      <text:p text:style-name="P29">Review URL: &lt;Hangout on Air URL&gt;</text:p>
      <text:p text:style-name="P29">Reviewer Comments:</text:p>
      <text:p text:style-name="P29">&lt;Comment, Name&gt;</text:p>
      <text:p text:style-name="P29">&lt;Comment, Name&gt; &lt;etc.&gt;</text:p>
      <text:p text:style-name="P29">Updated Answer:</text:p>
      <text:p text:style-name="P29">&lt;Updated Answer&gt;</text:p>
      <text:p text:style-name="P29">&lt;Additional References&gt;</text:p>
      <text:p text:style-name="P28"/>
      <text:p text:style-name="P29">Refactors:</text:p>
      <text:p text:style-name="P29">&lt;Comment, Name&gt;</text:p>
      <text:p text:style-name="P29">&lt;Updated Answer&gt;</text:p>
      <text:p text:style-name="P29">&lt;Additional References&gt;</text:p>
      <text:p text:style-name="P28"/>
      <text:p text:style-name="P29">&lt;Comment, Name&gt;</text:p>
      <text:p text:style-name="P29">&lt;Updated Answer&gt;</text:p>
      <text:p text:style-name="P29">&lt;Additional References&gt; &lt;for each refactor&gt;</text:p>
      <text:p text:style-name="P1"/>
      <text:p text:style-name="P15"/>
      <text:p text:style-name="P15"/>
      <text:p text:style-name="P1">10.<text:tab/>With respect to pair programming:</text:p>
      <text:p text:style-name="P15">a.<text:tab/>What is it? Explain in detail how it is practiced.</text:p>
      <text:p text:style-name="P15">b.<text:tab/>What are its advantages?</text:p>
      <text:p text:style-name="P15">c.<text:tab/>What are its disadvantages?</text:p>
      <text:p text:style-name="P15">d.<text:tab/>What is promiscuous pairing? <text:s/>Should you do it and why?</text:p>
      <text:p text:style-name="P15">e.<text:tab/>Discuss the following statement by Fred Brooks: <text:s/>"You cannot win if your team loses, and you cannot fail if your team wins."</text:p>
      <text:p text:style-name="P15"/>
      <text:p text:style-name="P1">ANS. &lt;Question 10&gt;: <text:s/></text:p>
      <text:p text:style-name="P1"><text:soft-page-break/>Pivotal Tracker URL: <text:s/><text:a xlink:type="simple" xlink:href="https://www.pivotaltracker.com/n/projects/1339742">https://www.pivotaltracker.com/n/projects/1339742</text:a></text:p>
      <text:p text:style-name="P1">Owner Name: <text:s/>Matthew Matyus</text:p>
      <text:p text:style-name="P5"/>
      <text:p text:style-name="P18"><text:s/>A) Pair programming is practice of two software developers working on the same code simultaneously. One person drives (the driver) the development and the other (the observer) watches and double-checks their work.</text:p>
      <text:p text:style-name="P18"/>
      <text:p text:style-name="P18">B) The advantages are the chances of errors in your code decreases. You end up with more robust and stable code. Also, the developers are forced to be in direct communication and they will share more knowledge with each other including programming idioms.</text:p>
      <text:p text:style-name="P18"/>
      <text:p text:style-name="P18">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8"/>
      <text:p text:style-name="P18">D) Promiscuous pairing is the process of enforcing every developer in your team to pair up. This process increases the overall communications and knowledge of your development teams. Overall, promiscuous pairing is beneficial.</text:p>
      <text:p text:style-name="P18"/>
      <text:p text:style-name="P18">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8"/>
      <text:p text:style-name="P19">Armando Fox, David Patterson (2013) <text:span text:style-name="T3">Engineering Software as a Service: An Agile Approach Using Cloud Computing</text:span>, : Strawberry Canyon LLC.</text:p>
      <text:p text:style-name="P16"/>
      <text:p text:style-name="P15"/>
      <text:p text:style-name="P15"/>
      <text:p text:style-name="P1">11.<text:tab/>Explain each of the following Software Engineering productivity mechanisms and discuss two examples of each: </text:p>
      <text:p text:style-name="P15">a.<text:tab/>Clarity via conciseness</text:p>
      <text:p text:style-name="P15">b.<text:tab/>Synthesis</text:p>
      <text:p text:style-name="P15">c.<text:tab/>Reuse</text:p>
      <text:p text:style-name="P15">d.<text:tab/>Automation via Tools</text:p>
      <text:p text:style-name="P1">12.<text:tab/>Answer the following:</text:p>
      <text:p text:style-name="P15">a.<text:tab/>Define ASP and explain why it failed.</text:p>
      <text:p text:style-name="P15">b.<text:tab/>Define SaaS.</text:p>
      <text:p text:style-name="P15">c.<text:tab/>Define SOA.</text:p>
      <text:p text:style-name="P15">d.<text:tab/>Define Cloud Computing.</text:p>
      <text:p text:style-name="P15">e.<text:tab/>Describe the relationships among each of the above.</text:p>
      <text:p text:style-name="P15">f.<text:tab/>Why has SaaS become so successful?</text:p>
      <text:p text:style-name="P1">13.<text:tab/>For each of <text:s/>the following workstyles: <text:s/>Rational Extrovert, Rational Introvert, Intuitive Extrovert and Intuitive Introvert:</text:p>
      <text:p text:style-name="P15">a.<text:tab/>Describe the typical characteristics of each.</text:p>
      <text:p text:style-name="P15">b.<text:tab/>Describe how they would typically interact/communicate with others.</text:p>
      <text:p text:style-name="P15">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ext:soft-page-break/>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15">a.<text:tab/>at the client-server layer.</text:p>
      <text:p text:style-name="P15">b.<text:tab/>at the three-tier shared nothing layer.</text:p>
      <text:p text:style-name="P15">c.<text:tab/>at the model-view-controller layer within the application tier.</text:p>
      <text:p text:style-name="P15">d.<text:tab/>at the software implementation layer within the model-view-controller layer.</text:p>
      <text:p text:style-name="P1">15.<text:tab/>Pipes-and-Filters, Client-Server, Peer-to-Peer and Layered are some of the major architectural styles used today.</text:p>
      <text:p text:style-name="P15">a.<text:tab/>Define each (illustrate as necessary).</text:p>
      <text:p text:style-name="P15">b.<text:tab/>Provide an example of where/how each would typically be used.</text:p>
      <text:p text:style-name="P15">c.<text:tab/>Discuss the advantages and disadvantages of each.</text:p>
      <text:p text:style-name="P1">16.<text:tab/>Answer the following:</text:p>
      <text:p text:style-name="P15">a.<text:tab/>Define and describe the protocols on which HTTP is dependent.</text:p>
      <text:p text:style-name="P15">b.<text:tab/>What is the significance of the IP address 127.0.0.1?</text:p>
      <text:p text:style-name="P15">c.<text:tab/>What is a port and how/why is it used? <text:s/>What port is used by Web servers?</text:p>
      <text:p text:style-name="P15">d.<text:tab/>Explain what a URI is and describe in detail its basic structure.</text:p>
      <text:p text:style-name="P15">e.<text:tab/>Define and describe DNS. <text:s/>Would it be possible to make an internet connection without it?</text:p>
      <text:p text:style-name="P15">f.<text:tab/>Explain how HTTP is a 'stateless protocol'. <text:s/>If this is so, how can a server know that two different requests are actually from the same user?</text:p>
      <text:p text:style-name="P1">17.<text:tab/>Answer the following: </text:p>
      <text:p text:style-name="P15">a.<text:tab/>Describe each of the four different HTTP methods and explain when/how they are used.</text:p>
      <text:p text:style-name="P15">b.<text:tab/>What is REST and how is it implemented? </text:p>
      <text:p text:style-name="P15">c.<text:tab/>Why is REST such an important organizing principle in Web applications?</text:p>
      <text:p text:style-name="P15">d.<text:tab/>How are the HTML tag attributes id and class used?</text:p>
      <text:p text:style-name="P15">e.<text:tab/>How are CSS selectors used?</text:p>
      <text:p text:style-name="P1">18.<text:tab/>The three pillars of Ruby are: <text:s/>Everything is an object, every operation is a method call . . . , and all programming is metaprogramming.</text:p>
      <text:p text:style-name="P15">a.<text:tab/>Define and explain each of these.</text:p>
      <text:p text:style-name="P15">b.<text:tab/>Provide two examples of each.</text:p>
      <text:p text:style-name="P15">c.<text:tab/>Define and discuss 'duck typing' and its relationship to mix-ins.</text:p>
      <text:p text:style-name="P1">19.<text:tab/>Answer the following with respect to the Ruby language:</text:p>
      <text:p text:style-name="P15">a.<text:tab/>Do objects have types? <text:s/>Do the variables that point to objects have types?</text:p>
      <text:p text:style-name="P15">b.<text:tab/>What is the difference between the variable @name and the variable @@name?</text:p>
      <text:p text:style-name="P15">c.<text:tab/>What happens when a method is invoked on an object, but the method cannot be found in the receiver's class?</text:p>
      <text:p text:style-name="P15">d.<text:tab/>What iterator method is available to all collection-like Ruby classes?</text:p>
      <text:p text:style-name="P15">e.<text:tab/>Define and discuss the scoping rules for local variables.</text:p>
      <text:p text:style-name="P15">f.<text:tab/>Define and discuss 'poetry' mode.</text:p>
      <text:p text:style-name="P15">g.<text:tab/>Define and discuss closures.</text:p>
      <text:p text:style-name="P15">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20"/>
      <text:p text:style-name="P20">A) While objects have types, the variables that reference them do not. </text:p>
      <text:p text:style-name="P20"/>
      <text:p text:style-name="P20">B) @x specifies an instance variable and @@ x specifies a class (static) variable. The namespaces are distinct, so @x and @@ x are different variables. </text:p>
      <text:p text:style-name="P20"/>
      <text:p text:style-name="P20">C) When neither a receiver nor any of its ancestor classes can handle a method call, method_missing is called on the receiver. method_missing can inspect the <text:soft-page-break/>name of the nonexistent method and its arguments, and can either take action to handle the call or pass the call up to the ancestor, as the default implementation of method_missing does. <text:s text:c="2"/></text:p>
      <text:p text:style-name="P20"/>
      <text:p text:style-name="P20">D) The method <text:span text:style-name="T1">each</text:span> is an iterator available in all Ruby classes that are collection-like. </text:p>
      <text:p text:style-name="P20">Example:</text:p>
      <text:p text:style-name="P22"><text:tab/></text:p>
      <text:p text:style-name="P22"><text:s text:c="6"/>ary <text:span text:style-name="T4">=</text:span> <text:span text:style-name="T4">[</text:span><text:span text:style-name="T5">1</text:span><text:span text:style-name="T4">,</text:span><text:span text:style-name="T5">2</text:span><text:span text:style-name="T4">,</text:span><text:span text:style-name="T5">3</text:span><text:span text:style-name="T4">,</text:span><text:span text:style-name="T5">4</text:span><text:span text:style-name="T4">,</text:span><text:span text:style-name="T5">5</text:span><text:span text:style-name="T4">]</text:span> ary<text:span text:style-name="T4">.</text:span>each <text:span text:style-name="T6">do</text:span> <text:span text:style-name="T4">|</text:span>i<text:span text:style-name="T4">|</text:span> <text:s text:c="3"/>puts i <text:span text:style-name="T6">end</text:span></text:p>
      <text:p text:style-name="P20"/>
      <text:p text:style-name="P20"/>
      <text:p text:style-name="P20">E) In a lexically-scoped language such as Ruby, variables are visible to the scope within which they’re created and to all scopes enclosed by that scope. <text:s/></text:p>
      <text:p text:style-name="P20"/>
      <text:p text:style-name="P20">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20"/>
      <text:p text:style-name="P20">Poetry Mode in Action:</text:p>
      <text:p text:style-name="P23"/>
      <text:p text:style-name="P23">a.should(be.send(:&gt;=,7)) </text:p>
      <text:p text:style-name="P23">a.should(be() &gt;= 7) </text:p>
      <text:p text:style-name="P23">a.should be &gt;= 7</text:p>
      <text:p text:style-name="P5"/>
      <text:p text:style-name="P20">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7"><text:tab/>Example:</text:p>
      <text:p text:style-name="P7"/>
      <text:p text:style-name="P8"><text:span text:style-name="T7"><text:tab/>class</text:span> SomeClass <text:s text:c="2"/></text:p>
      <text:p text:style-name="P7"/>
      <text:p text:style-name="P8"><text:span text:style-name="T7"><text:s text:c="2"/><text:tab/> <text:s/>def</text:span> initialize<text:span text:style-name="T8">(</text:span>value1<text:span text:style-name="T8">)</text:span> <text:s text:c="4"/></text:p>
      <text:p text:style-name="P9"><text:span text:style-name="T1"><text:s text:c="4"/><text:tab/> <text:s text:c="3"/>@value1</text:span><text:span text:style-name="T9"> = value1 <text:s text:c="2"/></text:span></text:p>
      <text:p text:style-name="P6"><text:span text:style-name="T1"><text:s text:c="2"/><text:tab/> <text:s/>end</text:span><text:span text:style-name="T9">   <text:s/></text:span></text:p>
      <text:p text:style-name="P8"><text:s/></text:p>
      <text:p text:style-name="P8"><text:span text:style-name="T7"><text:s text:c="2"/><text:tab/> <text:s/>def</text:span> value_printer<text:span text:style-name="T8">(</text:span>value2<text:span text:style-name="T8">)</text:span> <text:s text:c="4"/></text:p>
      <text:p text:style-name="P10"><text:span text:style-name="T10"><text:s text:c="4"/><text:tab/> <text:s text:c="3"/>lambda</text:span><text:span text:style-name="T9"> </text:span><text:span text:style-name="T8">{</text:span><text:span text:style-name="T10">puts</text:span><text:span text:style-name="T9"> </text:span>"Value1: #{@value1}, Value2: #{value2}"<text:span text:style-name="T8">}</text:span><text:span text:style-name="T9"> <text:s text:c="2"/></text:span></text:p>
      <text:p text:style-name="P6"><text:span text:style-name="T1"><text:s text:c="2"/><text:tab/> <text:s/>end</text:span><text:span text:style-name="T9"> </text:span></text:p>
      <text:p text:style-name="P7"/>
      <text:p text:style-name="P6"><text:span text:style-name="T1"><text:tab/>end</text:span><text:span text:style-name="T9">   </text:span></text:p>
      <text:p text:style-name="P8"/>
      <text:p text:style-name="P8"><text:span text:style-name="T7"><text:s text:c="9"/>def</text:span> <text:span text:style-name="T10">caller</text:span><text:span text:style-name="T8">(</text:span>some_closure<text:span text:style-name="T8">)</text:span> <text:s text:c="2"/></text:p>
      <text:p text:style-name="P8"><text:s text:c="10"/>some_closure.<text:span text:style-name="T11">call</text:span> </text:p>
      <text:p text:style-name="P6"><text:span text:style-name="T1"><text:s text:c="9"/>end</text:span><text:span text:style-name="T9">   </text:span></text:p>
      <text:p text:style-name="P8"/>
      <text:p text:style-name="P8"><text:s text:c="9"/>some_class = SomeClass.<text:span text:style-name="T11">new</text:span><text:span text:style-name="T8">(</text:span><text:span text:style-name="T5">5</text:span><text:span text:style-name="T8">)</text:span></text:p>
      <text:p text:style-name="P8"><text:s text:c="9"/>printer = some_class.<text:span text:style-name="T11">value_printer</text:span><text:span text:style-name="T8">(</text:span><text:span text:style-name="T12">"some value"</text:span><text:span text:style-name="T8">)</text:span>   </text:p>
      <text:p text:style-name="P11"><text:span text:style-name="T1"><text:s text:c="9"/>caller</text:span><text:span text:style-name="T8">(</text:span><text:span text:style-name="T9">printer</text:span><text:span text:style-name="T8">)</text:span></text:p>
      <text:p text:style-name="P24"><text:s text:c="8"/>Value1: 5, Value2: some value</text:p>
      <text:p text:style-name="P21"><text:span text:style-name="T13">Reference: </text:span><text:a xlink:type="simple" xlink:href="./%22"><text:span text:style-name="T14">http://www.skorks.com/2010/05/closures-a-simple-explanation-using-ruby/</text:span></text:a></text:p>
      <text:p text:style-name="P5"/>
      <text:p text:style-name="P20">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12"/>
      <text:p text:style-name="P12"><text:s/><text:tab/><text:span text:style-name="T6">def</text:span> test</text:p>
      <text:p text:style-name="P13"><text:soft-page-break/><text:span text:style-name="T15"><text:s text:c="4"/><text:tab/>puts </text:span>"You are in the method"</text:p>
      <text:p text:style-name="P12"><text:s text:c="4"/><text:tab/><text:span text:style-name="T6">yield</text:span> <text:s text:c="3"/></text:p>
      <text:p text:style-name="P13"><text:span text:style-name="T15"><text:s text:c="4"/><text:tab/>puts </text:span>"You are again back to the method"</text:p>
      <text:p text:style-name="P12"><text:s text:c="4"/><text:tab/><text:span text:style-name="T6">yield</text:span> </text:p>
      <text:p text:style-name="P14"><text:tab/>end<text:span text:style-name="T15"> </text:span></text:p>
      <text:p text:style-name="P13"><text:span text:style-name="T15"><text:tab/>test </text:span><text:span text:style-name="T4">{</text:span><text:span text:style-name="T15">puts </text:span>"You are in the block"<text:span text:style-name="T4">}</text:span></text:p>
      <text:p text:style-name="P25"><text:s/><text:tab/>This will produce the following result:</text:p>
      <text:p text:style-name="P12"><text:span text:style-name="T16"><text:tab/>You</text:span> are <text:span text:style-name="T6">in</text:span> the method</text:p>
      <text:p text:style-name="P12"><text:span text:style-name="T16"><text:tab/>You</text:span> are <text:span text:style-name="T6">in</text:span> the block</text:p>
      <text:p text:style-name="P12"><text:span text:style-name="T16"><text:tab/>You</text:span> are again back to the method </text:p>
      <text:p text:style-name="P12"><text:span text:style-name="T16"><text:tab/>You</text:span> are <text:span text:style-name="T6">in</text:span> the block</text:p>
      <text:p text:style-name="P5"><text:tab/>Reference: http://www.tutorialspoint.com/ruby/ruby_blocks.htm</text:p>
      <text:p text:style-name="P5"/>
      <text:p text:style-name="P5"><text:tab/>Main Reference</text:p>
      <text:p text:style-name="P5"><text:tab/>“Fox, Armando; Patterson, David (2014-01-03). Engineering Software as a Service: <text:tab/><text:tab/>An Agile Approach Using Cloud Computing (Kindle Location 2373). Strawberry <text:tab/><text:tab/>Canyon LLC. Kindle Edition.</text:p>
      <text:p text:style-name="P15"/>
      <text:p text:style-name="P1">20.<text:tab/>Answer the following:</text:p>
      <text:p text:style-name="P15">a.<text:tab/>Define framework and explain its benefits.</text:p>
      <text:p text:style-name="P15">b.<text:tab/>Is a framework the same or different from a toolkit? <text:s/>Explain.</text:p>
      <text:p text:style-name="P15">c.<text:tab/>How is an architecture or design pattern related to a framework?</text:p>
      <text:p text:style-name="P15">d.<text:tab/>Discuss convention over configuration with respect to the Rails framework.</text:p>
      <text:p text:style-name="P15">e.<text:tab/>In Rails, how does a redirect work, and when should it be used?</text:p>
      <text:p text:style-name="P15">f.<text:tab/>Describe the 'flash', and explain when and how it is used.</text:p>
      <text:p text:style-name="P15">g.<text:tab/>Describe the session hash, and explain when and how it is used.</text:p>
      <text:p text:style-name="P1">21.<text:tab/>Answer the following with respect to scheduling:</text:p>
      <text:p text:style-name="P15">a.<text:tab/>Describe what a PERT chart is, what it shows and what its limitations are (draw illustrations).</text:p>
      <text:p text:style-name="P15">b.<text:tab/>Describe what a Gantt chart is, its similarities to a PERT chart and its differences (draw illustrations).</text:p>
      <text:p text:style-name="P15">c.<text:tab/>Discuss how scheduling is handled in an Agile project.</text:p>
      <text:p text:style-name="P1">22.<text:tab/>Explain the following with respect to effort estimation</text:p>
      <text:p text:style-name="P15">a.<text:tab/>Describe (in general: <text:s/>categorize) the techniques employed in a Plan and Document project.</text:p>
      <text:p text:style-name="P15">b.<text:tab/>Describe how the objectives of Plan and Document estimation differ from those of Agile estimation.</text:p>
      <text:p text:style-name="P15">c.<text:tab/>Describe how Planning Poker is used to estimate a user story.</text:p>
      <text:p text:style-name="P15">d.<text:tab/>How is Planning Poker similar to/different from the way tasks are estimated on AgileVentures?</text:p>
      <text:p text:style-name="P1">23.<text:tab/>Answer the following:</text:p>
      <text:p text:style-name="P15">a.<text:tab/>Define and describe the SMART guidelines for user stories.</text:p>
      <text:p text:style-name="P15">b.<text:tab/>Show and explain the proper format for a user story as developed by Connextra.</text:p>
      <text:p text:style-name="P15">c.<text:tab/>What is a storyboard and what is its relationship to a Lo-Fi User Interface sketch?</text:p>
      <text:p text:style-name="P15">d.<text:tab/>Explain what is meant by 'Code Smells'.</text:p>
      <text:p text:style-name="P15">e.<text:tab/>Describe and explain the SOFA guidelines for creating a well-written method.</text:p>
      <text:p text:style-name="P1">24.<text:tab/>Answer the following:</text:p>
      <text:p text:style-name="P15">a.<text:tab/>What is BDD and what is its purpose?</text:p>
      <text:p text:style-name="P15">b.<text:tab/>What tool do we use to transform user stories into acceptance and integration tests?</text:p>
      <text:p text:style-name="P15">c.<text:tab/>What tool do we use to simulate the user interacting with the browser to perform steps of a scenario?</text:p>
      <text:p text:style-name="P15">d.<text:tab/>Define and explain the difference between validation and verification</text:p>
      <text:p text:style-name="P15">e.<text:tab/>Explain what is meant by regression testing and its relationship to cycling.</text:p>
      <text:p text:style-name="P15">f.<text:tab/>Define and explain the use of stubs and drivers for testing in the context of Plan and Document testing methods.</text:p>
      <text:p text:style-name="P15">g.<text:tab/>Define and describe the following types of Plan and Document integration testing methods: <text:s/>Modified bottom-up, Modified Top-down, Modified Sandwich and Big Bang (Make <text:soft-page-break/>sure you discuss it with respect to stubs and drivers).</text:p>
      <text:p text:style-name="P1">25.<text:tab/>Appendix B contains the contents of a Cucumber feature file for the RottenPotatoes application. <text:s/></text:p>
      <text:p text:style-name="P15">a.<text:tab/>Show the available regular expression steps from web_steps.rb that could be used to match the steps in the feature, and explain how they match the feature step (i.e., explain how the regular expression is constructed).</text:p>
      <text:p text:style-name="P15">b.<text:tab/>Show the additional regular expression steps in ruby that would have to be added, and explain how they would match.</text:p>
      <text:p text:style-name="P1">26.<text:tab/>Answer the following:</text:p>
      <text:p text:style-name="P15">a.<text:tab/>Define and explain the meaning of FIRST.</text:p>
      <text:p text:style-name="P15">b.<text:tab/>Describe and explain what is meant by TDD aka Red-Green-Refactor?</text:p>
      <text:p text:style-name="P15">c.<text:tab/>Define and describe RSpec and explain what it does.</text:p>
      <text:p text:style-name="P15">d.<text:tab/>Explain what code coverage means and discuss the various ways in which it can be measured.</text:p>
      <text:p text:style-name="P15">e.<text:tab/>Explain what is meant by the following Plan and Document testing methods: <text:s/>black box, white, grey box, mutation and fuzz.</text:p>
      <text:p text:style-name="P15">f.<text:tab/>Define exhaustive testing and explain how it can be implemented (or not).</text:p>
      <text:p text:style-name="P1">27.<text:tab/>Answer the following with respect to RSpec:</text:p>
      <text:p text:style-name="P15">a.<text:tab/>What is an expectation and how is it implemented?</text:p>
      <text:p text:style-name="P15">b.<text:tab/>What is a matcher? <text:s/>Give two examples of built in matchers.</text:p>
      <text:p text:style-name="P15">c.<text:tab/>Define and describe seam and explain how it is used.</text:p>
      <text:p text:style-name="P15">d.<text:tab/>Define and describe mock and explain how it is used.</text:p>
      <text:p text:style-name="P15">e.<text:tab/>Define and describe stub and explain how it is used.</text:p>
      <text:p text:style-name="P15">f.<text:tab/>Why is it so important to completely isolate the unit under test?</text:p>
      <text:p text:style-name="P15">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15">a.<text:tab/>Describe the activity for which this methodology is named that is performed daily by Scrum team members</text:p>
      <text:p text:style-name="P15">b.<text:tab/>Define and describe a sprint. <text:s/>What does is correspond to in the Extreme Programming process model?</text:p>
      <text:p text:style-name="P15">c.<text:tab/>Define and describe Scrum master.</text:p>
      <text:p text:style-name="P15">d.<text:tab/>Define and describe Product Owner.</text:p>
      <text:p text:style-name="P15">e.<text:tab/>Define and describe a Two-Pizza team, and discuss the pros and cons of its suggested size.</text:p>
      <text:p text:style-name="P1">30.<text:tab/>Answer the following with respect to version control:</text:p>
      <text:p text:style-name="P15">a.<text:tab/>Define and describe the fork-and-pull management model.</text:p>
      <text:p text:style-name="P15">b.<text:tab/>Should this scheme be used for public repositories? <text:s/>for remote collaboration?</text:p>
      <text:p text:style-name="P15">c.<text:tab/>Define and describe a branch and explain what it is used for.</text:p>
      <text:p text:style-name="P15">d.<text:tab/>Define and describe a crisscross merge.</text:p>
      <text:p text:style-name="P15">e.<text:tab/>If you attempt a push and it fails with an error message, does this always mean that there is a merge conflict between your repo's version of some file and the origin repo's version of it?</text:p>
      <text:p text:style-name="P1">31.<text:tab/>Answer the following:</text:p>
      <text:p text:style-name="P15">a.<text:tab/>Define and describe the five R's of bug fixing.</text:p>
      <text:p text:style-name="P15">b.<text:tab/>Define and describe Intel's policy of 'constructive confrontation'.</text:p>
      <text:p text:style-name="P15">c.<text:tab/>Explain what is meant by 'disagree and commit'.</text:p>
      <text:p text:style-name="P15">d.<text:tab/>Describe the goals and characteristics of a design review.</text:p>
      <text:p text:style-name="P15">e.<text:tab/>Describe the goals and characteristics of a code review.</text:p>
      <text:p text:style-name="P15">f.<text:tab/>What is the purpose of collecting project metrics? <text:s/>Name at least two commonly gathered metrics.</text:p>
      <text:p text:style-name="P15">g.<text:tab/>Describe the goals and characteristics of a project post mortem and explain its importance.<text:line-break/><text:line-break/>ANS. #31: <text:s/></text:p>
      <text:p text:style-name="P15"><text:soft-page-break/>Pivotal Tracker URL: <text:s/><text:a xlink:type="simple" xlink:href="https://www.pivotaltracker.com/n/projects/1339742/stories/94019524">https://www.pivotaltracker.com/n/projects/1339742/stories/94019524</text:a></text:p>
      <text:p text:style-name="P15">Owner Name: <text:s/>Apeksha Pawar</text:p>
      <text:p text:style-name="P15">Initial Answer:</text:p>
      <text:p text:style-name="Standard"><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Standard">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Standard">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Standard"/>
      <text:p text:style-name="Standard">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Standard">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Standard">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Standard"><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text:soft-page-break/>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7"/>
      <text:p text:style-name="P15">Collaborators: <text:s/>&lt;Collaborator names&gt;</text:p>
      <text:p text:style-name="P15">Collaborator URL: <text:s/>&lt;Hangout on Air URL&gt;</text:p>
      <text:p text:style-name="P15">Collaborator Comments:</text:p>
      <text:p text:style-name="P17">&lt;Comment, Name&gt;<text:line-break/>&lt;Comment, Name&gt; <text:s/>&lt;etc.&gt;</text:p>
      <text:p text:style-name="P15">Updated Answer:</text:p>
      <text:p text:style-name="P17">&lt;Updated Answer&gt;</text:p>
      <text:p text:style-name="P17">&lt;Additional References&gt;</text:p>
      <text:p text:style-name="P17"/>
      <text:p text:style-name="P15">Reviewer: <text:s/>&lt;Reviewer Names&gt;</text:p>
      <text:p text:style-name="P15">Review URL: <text:s/>&lt;Hangout on Air URL&gt;</text:p>
      <text:p text:style-name="P15">Reviewer Comments:</text:p>
      <text:p text:style-name="P17">&lt;Comment, Name&gt;</text:p>
      <text:p text:style-name="P17">&lt;Comment, Name&gt; <text:s/>&lt;etc.&gt;</text:p>
      <text:p text:style-name="P15">Updated Answer:</text:p>
      <text:p text:style-name="P17">&lt;Updated Answer&gt;</text:p>
      <text:p text:style-name="P17">&lt;Additional References&gt;</text:p>
      <text:p text:style-name="P17"/>
      <text:p text:style-name="P15">Refactors:</text:p>
      <text:p text:style-name="P17">&lt;Comment, Name&gt;</text:p>
      <text:p text:style-name="P17">&lt;Updated Answer&gt;</text:p>
      <text:p text:style-name="P17">&lt;Additional References&gt;</text:p>
      <text:p text:style-name="P17"/>
      <text:p text:style-name="P17">&lt;Comment, Name&gt;</text:p>
      <text:p text:style-name="P17">&lt;Updated Answer&gt;</text:p>
      <text:p text:style-name="P15">&lt;Additional References&gt; &lt;for each refactor&gt;<text:line-break/></text:p>
      <text:p text:style-name="P1">32.<text:tab/>Some Plan and Document process models employ Formal Methods. <text:s/>The Cleanroom process model, described in Appendix C is one of these.</text:p>
      <text:p text:style-name="P15">a.<text:tab/>What would be the advantages or disadvantages of replacing unit testing with inspection and formal verification (is it practical? <text:s/>would it be sufficiently accurate?)</text:p>
      <text:p text:style-name="P15">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15">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15">a.<text:tab/>Draw and label a flow graph for the given method.</text:p>
      <text:p text:style-name="P15">b.<text:tab/>Determine the following with respect to the flow graph: <text:s/>number of regions, number of predicates, number of nodes and number of edges.</text:p>
      <text:p text:style-name="P15"><text:soft-page-break/>c.<text:tab/>Compute the Cyclomatic Complexity for the given method and show how it is derived by three separate methods.</text:p>
      <text:p text:style-name="P15">d.<text:tab/>Derive and list the basis paths set for the given method.</text:p>
      <text:p text:style-name="P15">e.<text:tab/>Explain how this information can be used when designing unit tests for the given method.</text:p>
      <text:p text:style-name="P1">34.<text:tab/>Answer the following:</text:p>
      <text:p text:style-name="P15">a.<text:tab/>Define and describe a partial, and explain how to use it.</text:p>
      <text:p text:style-name="P15">b.<text:tab/>Define and describe advice and provide an example of it.</text:p>
      <text:p text:style-name="P15">c.<text:tab/>Can advice change the flow of execution in a Rails application? <text:s/>Give examples.</text:p>
      <text:p text:style-name="P15">d.<text:tab/>Define and describe a join point.</text:p>
      <text:p text:style-name="P15">e.<text:tab/>Define and describe pointcut, and explain how it is related to join points.</text:p>
      <text:p text:style-name="P15">f.<text:tab/>Define and describe AOP and explain what makes up an aspect.</text:p>
      <text:p text:style-name="P15">g.<text:tab/>What are the advantages and disadvantages of using AOP?</text:p>
      <text:p text:style-name="P1">35.<text:tab/>Answer the following:</text:p>
      <text:p text:style-name="P15">a.<text:tab/>Explain the difference between authentication and authorization.</text:p>
      <text:p text:style-name="P15">b.<text:tab/>What is the relationship between third-part authentication and single sign-on?</text:p>
      <text:p text:style-name="P15">c.<text:tab/>Give an example of an authorization provider.</text:p>
      <text:p text:style-name="P15">d.<text:tab/>What would you use to cleanly indicate that a user has been authenticated in a Rails app?</text:p>
      <text:p text:style-name="P15">e.<text:tab/>How can you identify model attributes that should be excluded from mass assignment?</text:p>
      <text:p text:style-name="P15">f.<text:tab/>What is an association, and what kinds of associations are possible among application entities?</text:p>
      <text:p text:style-name="P15">g.<text:tab/>Identify and describe the mechanism provided by relational databases to model associations.</text:p>
      <text:p text:style-name="P1">36.<text:tab/>Answer the following:</text:p>
      <text:p text:style-name="P15">a.<text:tab/>What is the type of association in Rails that handles indirect relationships?</text:p>
      <text:p text:style-name="P15">b.<text:tab/>Given:</text:p>
      <text:p text:style-name="P26">Class Moviegoer</text:p>
      <text:p text:style-name="P26"><text:s text:c="2"/>has_many:reviews</text:p>
      <text:p text:style-name="P17">How can we establish an association that can give us the movies that a moviegoer has reviewed?</text:p>
      <text:p text:style-name="P15">c.<text:tab/>What is the RESTful way to create routes for associations?</text:p>
      <text:p text:style-name="P15">d.<text:tab/>Show the RESTful way to create a route for movies and its associated item reviews.</text:p>
      <text:p text:style-name="P15">e.<text:tab/>What should be a concern if a movie is then deleted?</text:p>
      <text:p text:style-name="P15">f.<text:tab/>What is a named scope, and how is it used?</text:p>
      <text:p text:style-name="P15">g.<text:tab/>Does using a named scope incur performance penalties? <text:s/>Why or why not?</text:p>
      <text:p text:style-name="P1">37.<text:tab/>Answer the following:</text:p>
      <text:p text:style-name="P15">a.<text:tab/>Define and describe the DOM.</text:p>
      <text:p text:style-name="P15">b.<text:tab/>When user interaction generates a browser event, what can JavaScript code do with respect to the DOM?</text:p>
      <text:p text:style-name="P15">c.<text:tab/>Define and describe AJAX.</text:p>
      <text:p text:style-name="P15">d.<text:tab/>What tool do we use to test JavaScript and AJAX?</text:p>
      <text:p text:style-name="P15">e.<text:tab/>What is the advantage of using AJAX to make HTTP requests to a Web server?</text:p>
      <text:p text:style-name="P15">f.<text:tab/>Define and describe 'graceful degradation'.</text:p>
      <text:p text:style-name="P1">38.<text:tab/>Answer the following:</text:p>
      <text:p text:style-name="P15">a.<text:tab/>Describe and discuss four language features that JavaScript shares with Ruby.</text:p>
      <text:p text:style-name="P15">b.<text:tab/>Does JavaScript have classes? <text:s/>Explain.</text:p>
      <text:p text:style-name="P15">c.<text:tab/>How should JavaScript code be related to HTML page markup?</text:p>
      <text:p text:style-name="P15">d.<text:tab/>Define and describe JSAPI.</text:p>
      <text:p text:style-name="P15">e.<text:tab/>Define and describe jQuery, and explain how it is used.</text:p>
      <text:p text:style-name="P1">39.<text:tab/>Answer the following:</text:p>
      <text:p text:style-name="P15">a.<text:tab/>Explain in detail the meaning and reasoning behind the following slogans:</text:p>
      <text:p text:style-name="P17">•<text:tab/>Prefer Composition and Delegation over Inheritance.</text:p>
      <text:p text:style-name="P17">•<text:tab/>Program to an Interface, not to an Implementation.</text:p>
      <text:p text:style-name="P15">b.<text:tab/>Model-View-Controller is considered to be a meta-pattern (aka Aggregate Design Pattern) that implements (at a minimum) the Observer (describing the relationship between the <text:soft-page-break/>view and model), the Composite (by creating a 'tree' of views) and the Strategy (describing the relationship between the controllers and the views) design patterns. <text:s/></text:p>
      <text:p text:style-name="P17">•<text:tab/>Define and describe each of these design patterns (Observer, Composite, and Strategy).</text:p>
      <text:p text:style-name="P17">•<text:tab/>Explain where (i.e., what tier?) and how MVC is implemented in Ruby on Rails applications.</text:p>
      <text:p text:style-name="P15">c.<text:tab/>Define and describe one creational pattern, one structural pattern (other than Composite), and provide examples of each</text:p>
      <text:p text:style-name="P1">40.<text:tab/>Answer the following with respect to Design Patterns:</text:p>
      <text:p text:style-name="P15">a.<text:tab/>Define and describe each of the SOLID principles (as modified for Ruby on Rails applications) in detail. <text:s text:c="2"/></text:p>
      <text:p text:style-name="P15">b.<text:tab/>For each of the above principles, describe symptoms of its violation and discuss refactoring actions that should be taken to remedy such problems.</text:p>
      <text:list xml:id="list478345302" text:style-name="L1">
        <text:list-item>
          <text:p text:style-name="P36">Define and describe four general problems that can thwart productivity when SOLID principles are ignored.</text:p>
          <text:p text:style-name="P40"/>
          <text:p text:style-name="P40">ANS #40: <text:s/><text:line-break/></text:p>
        </text:list-item>
      </text:list>
      <text:p text:style-name="P39">Pivotal Tracker URL: <text:s/><text:a xlink:type="simple" xlink:href="https://www.pivotaltracker.com/n/projects/1339742/stories/94018824">https://www.pivotaltracker.com/n/projects/1339742/stories/94018824</text:a></text:p>
      <text:p text:style-name="P39">Owner Name: <text:s/>Apeksha Pawar</text:p>
      <text:p text:style-name="P39">Initial Answer:</text:p>
      <text:p text:style-name="Standard">a. SOLID principles are a set of 5 design principles that a clean code should follow. The motivation behind it is to minimize the cost of change. <text:s/>These 5 principles are –</text:p>
      <text:p text:style-name="P38">1. Single Responsibility principle – It says that a class should have one and only one <text:tab/>reason to change. 2. Each responsibility is a possible axis of change and a change to one <text:tab/>axis should not affect others.</text:p>
      <text:p text:style-name="P38">2. Open/Closed principle – It states that classes should be Open for extension, but closed <text:tab/>for source allocation.</text:p>
      <text:p text:style-name="P38">3. Liskov substitution principle – it states that if a method works on an instance of type T, <text:tab/>it should also work on any subtype of T which implies that substituting <text:s/>a subclass for a <text:tab/>class should preserve correct program behavior.</text:p>
      <text:p text:style-name="P38">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Standard">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soft-pag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text:bookmark text:name="_GoBack"/>wrecks<text:line-break/><text:tab/>Refactoring Action: Delegate behaviors and call the delegate method instead.</text:p>
      <text:p text:style-name="Standard"/>
      <text:p text:style-name="Standard">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17"/>
      <text:p text:style-name="P17"/>
      <text:p text:style-name="P15">Collaborators: <text:s/>&lt;Collaborator names&gt;</text:p>
      <text:p text:style-name="P15">Collaborator URL: <text:s/>&lt;Hangout on Air URL&gt;</text:p>
      <text:p text:style-name="P15">Collaborator Comments:</text:p>
      <text:p text:style-name="P17">&lt;Comment, Name&gt;<text:line-break/>&lt;Comment, Name&gt; <text:s/>&lt;etc.&gt;</text:p>
      <text:p text:style-name="P15">Updated Answer:</text:p>
      <text:p text:style-name="P17">&lt;Updated Answer&gt;</text:p>
      <text:p text:style-name="P17">&lt;Additional References&gt;</text:p>
      <text:p text:style-name="P17"/>
      <text:p text:style-name="P15">Reviewer: <text:s/>&lt;Reviewer Names&gt;</text:p>
      <text:p text:style-name="P15">Review URL: <text:s/>&lt;Hangout on Air URL&gt;</text:p>
      <text:p text:style-name="P15">Reviewer Comments:</text:p>
      <text:p text:style-name="P17">&lt;Comment, Name&gt;</text:p>
      <text:p text:style-name="P17">&lt;Comment, Name&gt; <text:s/>&lt;etc.&gt;</text:p>
      <text:p text:style-name="P15">Updated Answer:</text:p>
      <text:p text:style-name="P17">&lt;Updated Answer&gt;</text:p>
      <text:p text:style-name="P17">&lt;Additional References&gt;</text:p>
      <text:p text:style-name="P17"/>
      <text:p text:style-name="P15">Refactors:</text:p>
      <text:p text:style-name="P17">&lt;Comment, Name&gt;</text:p>
      <text:p text:style-name="P17">&lt;Updated Answer&gt;</text:p>
      <text:p text:style-name="P17">&lt;Additional References&gt;</text:p>
      <text:p text:style-name="P17"/>
      <text:p text:style-name="P17">&lt;Comment, Name&gt;</text:p>
      <text:p text:style-name="P17">&lt;Updated Answer&gt;</text:p>
      <text:p text:style-name="P15">&lt;Additional References&gt; &lt;for each refactor&gt;</text:p>
      <text:p text:style-name="P15"/>
      <text:p text:style-name="P15"/>
      <text:p text:style-name="P1"><text:soft-page-break/>41.<text:tab/>Answer the following:</text:p>
      <text:p text:style-name="P15">a.<text:tab/>Define responsiveness and discuss its components.</text:p>
      <text:p text:style-name="P15">b.<text:tab/>Discuss two measurements of latency and describe what they show.</text:p>
      <text:p text:style-name="P15">c.<text:tab/>Define and describe PaaS, and explain what can be done to circumvent or delay its abandonment.</text:p>
      <text:p text:style-name="P15">d.<text:tab/>Define and describe the three principles that should be followed to keep SaaS apps secure.</text:p>
      <text:p text:style-name="P15">e.<text:tab/>Explain SQL injection and how to defend against it.</text:p>
      <text:p text:style-name="P1">42.<text:tab/>Answer the following:</text:p>
      <text:p text:style-name="P15">a.<text:tab/>Explain in detailed steps how partial migrations and feature flags can be used to perform a complex update of an app's code and schema.</text:p>
      <text:p text:style-name="P15">b.<text:tab/>Define caching, explain how it can take place at multiple levels, and discuss how it can help SaaS performance.</text:p>
      <text:p text:style-name="P15">c.<text:tab/>Describe two sources of abusive queries and how to avoid them.</text:p>
      <text:p text:style-name="P15">d.<text:tab/>Define and describe software rejuvenation and discuss a major problem it alleviates.</text:p>
      <text:p text:style-name="P1"/>
      <text:p text:style-name="P27">ANS. &lt;Question 42&gt;:</text:p>
      <text:p text:style-name="P28"><text:span text:style-name="T17">Pivotal Tracker URL: </text:span><text:a xlink:type="simple" xlink:href="https://www.pivotaltracker.com/story/show/94018396" office:target-frame-name="_blank" xlink:show="new"><text:span text:style-name="T19">https://www.pivotaltracker.com/story/show/94018396</text:span></text:a></text:p>
      <text:p text:style-name="P33">Owner Name: Chris Maltzan</text:p>
      <text:p text:style-name="P33">Initial Answer:</text:p>
      <text:p text:style-name="P34"/>
      <text:p text:style-name="P32">PART A</text:p>
      <text:p text:style-name="P34"/>
      <text:p text:style-name="P29">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soft-pag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2">PART B</text:p>
      <text:p text:style-name="P2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2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29">- Client Tier: Web pages can be cached in the user's browser. Assuming the web page has not been modified since it was cached, the entire page can simply be reloaded from the browser cache.</text:p>
      <text:p text:style-name="P29">- Presentation Tier: The web server can perform page caching in instances when the user's browser does not have the page cached the page is able to be delivered (no authentication is required to view the page). This will bypass the rails stack entirely and therefore can prevent a <text:soft-page-break/>lot of work from being performed to generate the web page. When page caching can be performed, the web server can simply serve the entire page directly from the cache.</text:p>
      <text:p text:style-name="P2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2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8"><text:span text:style-name="T17"><text:line-break/></text:span><text:span text:style-name="T18">PART C</text:span><text:span text:style-name="T17"><text:line-break/><text:line-break/>1. We can avoid the “N+1 queries” problem. This problem comes about when you are traversing an association and you perform N+1 queries rather than just a single query (Phabricator, 2015).</text:span></text:p>
      <text:p text:style-name="P2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30">@male_users = Users.where(“gender = ?”, gen)</text:p>
      <text:p text:style-name="P30">@male_users.pets.each do |u|</text:p>
      <text:p text:style-name="P28"/>
      <text:p text:style-name="P29">The resulting data base queries would looks something like this:</text:p>
      <text:p text:style-name="P30">SELECT * FROM user WHERE gender='male'</text:p>
      <text:p text:style-name="P30">SELECT * FROM pet WHERE userID='1'</text:p>
      <text:p text:style-name="P30">SELECT * FROM pet WHERE userID='2'</text:p>
      <text:p text:style-name="P30">...</text:p>
      <text:p text:style-name="P30">SELECT * FROM pet WHERE userID='N'</text:p>
      <text:p text:style-name="P29">As you can see, the result is that we will be left with N+1 queries. Lecture 19 of the UC Berkley course at 35 minutes in explains a possible solution, however, to this problem. If we replace the <text:soft-page-break/>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30">@male_users = Users.where(“gender = ?”, gen).includes(:gender)</text:p>
      <text:p text:style-name="P2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30">User.where(“name = 'Chris'”)</text:p>
      <text:p text:style-name="P2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2">PART D</text:p>
      <text:p text:style-name="P2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2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28"><text:span text:style-name="T22">Fox, A., Patterson, D. (2014) </text:span><text:span text:style-name="T23">Engineering Software as a Service an Agile Approach Using Cloud Computing</text:span><text:span text:style-name="T22">, San Francisco CA: Strawberry Canyon LLC.</text:span></text:p>
      <text:p text:style-name="P28"><text:span text:style-name="T22">Fox, A., Patterson, D. (2012) </text:span><text:span text:style-name="T23">CS 169 - Software Engineering,</text:span><text:span text:style-name="T22">Available at:</text:span><text:a xlink:type="simple" xlink:href="http://www.infocobuild.com/education/audio-video-courses/computer-science/CS169-Fall2012-Berkeley/lecture-19.html" office:target-frame-name="_blank" xlink:show="new"><text:span text:style-name="T19">http://www.infocobuild.com/education/audio-video-courses/computer-science/CS169-Fall2012-Berkeley/lecture-19.html</text:span></text:a><text:span text:style-name="T24"> </text:span><text:span text:style-name="T22">(Accessed: 5/10/2015).</text:span></text:p>
      <text:p text:style-name="P28"><text:span text:style-name="T22">Garvey, L. (2014) </text:span><text:span text:style-name="T23">Feature Flags on Rails, </text:span><text:span text:style-name="T22">Available at:</text:span><text:a xlink:type="simple" xlink:href="https://www.reinteractive.net/posts/221-feature-flags-on-rails" office:target-frame-name="_blank" xlink:show="new"><text:span text:style-name="T19">https://www.reinteractive.net/posts/221-feature-flags-on-rails</text:span></text:a><text:span text:style-name="T24"> </text:span><text:span text:style-name="T22">(Accessed: 5/10/2015).</text:span></text:p>
      <text:p text:style-name="P28"><text:span text:style-name="T22">Phabricator (2015) </text:span><text:span text:style-name="T23">Performance: N+1 Query Problem, </text:span><text:span text:style-name="T22">Available </text:span><text:soft-page-break/><text:span text:style-name="T22">at:</text:span><text:a xlink:type="simple" xlink:href="https://secure.phabricator.com/book/phabcontrib/article/n_plus_one/" office:target-frame-name="_blank" xlink:show="new"><text:span text:style-name="T19">https://secure.phabricator.com/book/phabcontrib/article/n_plus_one/</text:span></text:a><text:span text:style-name="T24"> </text:span><text:span text:style-name="T22">(Accessed: 5/10/2015).</text:span></text:p>
      <text:p text:style-name="P28"><text:span text:style-name="T22">Rails Guides (2014) </text:span><text:span text:style-name="T23">Caching with Rails: An overview, </text:span><text:span text:style-name="T22">Available at:</text:span><text:a xlink:type="simple" xlink:href="http://guides.rubyonrails.org/caching_with_rails.html" office:target-frame-name="_blank" xlink:show="new"><text:span text:style-name="T19">http://guides.rubyonrails.org/caching_with_rails.html</text:span></text:a><text:span text:style-name="T22">(Accessed: 5/10/2015).</text:span></text:p>
      <text:p text:style-name="P2"/>
      <text:p text:style-name="P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15">a.<text:tab/>What were the most important (to you, personally) concepts, principles, skills, tools, etc. that you learned/mastered throughout the semester.</text:p>
      <text:p text:style-name="P15">b.<text:tab/>Note any concepts, principles, skills, tools, etc. that you would have liked to learn, but that we didn't cover.</text:p>
      <text:p text:style-name="P15">c.<text:tab/>List everything that you feel you did especially well this semester (master specific tools, languages, skills, etc., contribute to the project in a specific way, etc., learn and implement specific things quickly, etc.).</text:p>
      <text:p text:style-name="P15">d.<text:tab/>List anything that that you feel that you didn't do as well, or that didn't go as well as you hoped (getting a list of these items will help me to improve the class schedule in future semesters).</text:p>
      <text:p text:style-name="P15">e.<text:tab/>THANK YOU!</text:p>
      <text:p text:style-name="P1"/>
      <text:p text:style-name="P4">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ext:soft-page-break/>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4">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oft-page-break/><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oft-page-break/><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text:soft-page-break/>Rating<text:tab/><text:tab/><text:tab/><text:tab/><text:tab/><text:tab/><text:tab/><text:tab/><text:tab/><text:tab/><text:tab/></text:p>
      <text:p text:style-name="P1"/>
      <text:p text:style-name="P1">Compute weighted score for cost/gram ----</text:p>
      <text:p text:style-name="P4">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4">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4">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4"> </text:p>
      <text:p text:style-name="P1"><text:soft-page-break/></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Helvetica, sans-serif"/>
    <style:font-face style:name="Cambria" svg:font-family="Cambria"/>
    <style:font-face style:name="Courier" svg:font-family="Courier"/>
    <style:font-face style:name="FreeSans" svg:font-family="FreeSans, sans-serif"/>
    <style:font-face style:name="Lucida Grande" svg:font-family="'Lucida Grande'"/>
    <style:font-face style:name="Monaco" svg:font-family="Monaco"/>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1:48:01</dc:date>
    <meta:editing-duration>PT10M38S</meta:editing-duration>
    <meta:editing-cycles>6</meta:editing-cycles>
    <meta:document-statistic meta:table-count="0" meta:image-count="0" meta:object-count="0" meta:page-count="27" meta:paragraph-count="721" meta:word-count="10928" meta:character-count="66666" meta:non-whitespace-character-count="55445"/>
  </office:meta>
</office:document-meta>
</file>